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rmala UI1" svg:font-family="'Nirmala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P1" style:family="paragraph" style:parent-style-name="Standard">
      <style:text-properties officeooo:rsid="001c6550" officeooo:paragraph-rsid="001c655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<text:span text:style-name="T1">jest</text:span><text:span text:style-name="T2"> </text:span><text:span text:style-name="T3">przykładowy </text:span><text:span text:style-name="T6">teks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rmala UI1" svg:font-family="'Nirmala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rmala UI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Nirmala U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Nirmala U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irmala UI" style:font-family-complex="'Nirmala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irmala UI1" style:font-family-complex="'Nirmala U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irmala UI1" style:font-family-complex="'Nirmala U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rmala UI1" style:font-family-complex="'Nirmala U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7T16:16:46.270326347</meta:creation-date>
    <dc:date>2021-05-27T16:17:32.334085227</dc:date>
    <meta:editing-duration>PT46S</meta:editing-duration>
    <meta:editing-cycles>1</meta:editing-cycles>
    <meta:document-statistic meta:table-count="0" meta:image-count="0" meta:object-count="0" meta:page-count="1" meta:paragraph-count="1" meta:word-count="4" meta:character-count="25" meta:non-whitespace-character-count="22"/>
    <meta:generator>LibreOffice/7.1.3.2$Linux_X86_64 LibreOffice_project/10$Build-2</meta:generator>
  </office:meta>
</office:document-meta>
</file>